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list-style-name="WWNum3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3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 style:list-style-name="WWNum4"/>
    <style:style style:name="P5" style:family="paragraph" style:parent-style-name="Standard" style:list-style-name="WWNum1"/>
    <style:style style:name="P6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weight="bold" style:font-weight-asian="bold"/>
    </style:style>
    <style:style style:name="P8" style:family="paragraph" style:parent-style-name="Standard" style:list-style-name="WWNum2"/>
    <style:style style:name="P9" style:family="paragraph" style:parent-style-name="Standard" style:list-style-name="WWNum3"/>
    <style:style style:name="P10" style:family="paragraph" style:parent-style-name="Standard">
      <style:text-properties officeooo:paragraph-rsid="001709d7"/>
    </style:style>
    <style:style style:name="P11" style:family="paragraph" style:parent-style-name="Standard">
      <style:paragraph-properties fo:text-align="center" style:justify-single-word="false" fo:padding="0in" fo:border="none"/>
    </style:style>
    <style:style style:name="P12" style:family="paragraph" style:parent-style-name="Standard">
      <style:paragraph-properties fo:margin-left="1in" fo:margin-right="0in" fo:text-indent="-1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fo:font-weight="bold" style:font-size-asian="11pt" style:font-weight-asian="bold"/>
    </style:style>
    <style:style style:name="P13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14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fo:font-weight="bold" style:font-size-asian="11pt" style:font-weight-asian="bold"/>
    </style:style>
    <style:style style:name="P15" style:family="paragraph" style:parent-style-name="Standard">
      <style:paragraph-properties fo:margin-left="1.3126in" fo:margin-right="0in" fo:text-indent="-1.3126in" style:auto-text-indent="false">
        <style:tab-stops>
          <style:tab-stop style:position="-0.25in"/>
          <style:tab-stop style:position="0.0008in"/>
          <style:tab-stop style:position="0.5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1pt" style:font-size-asian="11pt"/>
    </style:style>
    <style:style style:name="P16" style:family="paragraph" style:parent-style-name="Standard" style:list-style-name="">
      <style:paragraph-properties fo:margin-top="0.139in" fo:margin-bottom="0in" loext:contextual-spacing="false">
        <style:tab-stops>
          <style:tab-stop style:position="4.5in"/>
        </style:tab-stops>
      </style:paragraph-properties>
    </style:style>
    <style:style style:name="P17" style:family="paragraph" style:parent-style-name="Standard" style:list-style-name="">
      <style:paragraph-properties fo:margin-left="1.8126in" fo:margin-right="0in" fo:text-indent="0in" style:auto-text-indent="false"/>
    </style:style>
    <style:style style:name="P18" style:family="paragraph" style:parent-style-name="caption" style:master-page-name="Standard">
      <style:paragraph-properties style:page-number="auto"/>
      <style:text-properties officeooo:paragraph-rsid="001709d7"/>
    </style:style>
    <style:style style:name="P19" style:family="paragraph">
      <loext:graphic-properties draw:fill="none" draw:fill-color="#ffffff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Symbol" fo:font-size="11pt" style:font-name-asian="Symbol2" style:font-size-asian="11pt" style:font-name-complex="Symbol2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font-weight="normal" style:font-size-asian="11pt" style:font-weight-asian="normal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2pt" fo:letter-spacing="-0.002in" style:font-size-asian="12pt" style:font-size-complex="12pt"/>
    </style:style>
    <style:style style:name="T11" style:family="text">
      <style:text-properties fo:font-size="12pt" fo:letter-spacing="-0.002in" fo:font-weight="bold" style:font-size-asian="12pt" style:font-weight-asian="bold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text-transform="uppercase" fo:font-size="12pt" fo:letter-spacing="-0.002in" fo:font-weight="bold" style:font-size-asian="12pt" style:font-weight-asian="bold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27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text:anchor-type="paragraph" draw:z-index="0" draw:name="Shape1" draw:style-name="gr1" draw:text-style-name="P19" svg:width="3.063in" svg:height="0.3858in" svg:x="2.5626in" svg:y="0.1673in"><draw:text-box><text:p/><text:p/></draw:text-box></draw:frame><text:span text:style-name="T1">Kazarian “Kaz”, Purcell</text:span></text:p>
      <text:p text:style-name="P10"><draw:frame text:anchor-type="paragraph" draw:z-index="1" draw:name="Shape2" draw:style-name="gr2" draw:text-style-name="P19" svg:width="3.7504in" svg:height="0.4276in" svg:x="2.9374in" svg:y="0.0634in"><draw:text-box><text:p>Kazpurcell@yahoo.com</text:p></draw:text-box></draw:frame><text:span text:style-name="T1"/></text:p>
      <text:p text:style-name="P10"><text:span text:style-name="T1"/></text:p>
      <text:p text:style-name="P2"/>
      <text:p text:style-name="P12"/>
      <text:p text:style-name="P13"><text:span text:style-name="T6">SUMMARY: <text:s/></text:span><text:span text:style-name="T8"><text:s/>More than 5 years of work experience ranging from customer service, the service industry and IT support. My areas of expertise &amp; habits:</text:span></text:p>
      <text:list xml:id="list4069779131" text:style-name="WWNum4">
        <text:list-item>
          <text:p text:style-name="P4"><text:span text:style-name="T10">Well-organized and detail-oriented</text:span></text:p>
        </text:list-item>
        <text:list-item>
          <text:p text:style-name="P4"><text:span text:style-name="T10">Good communicator and relationships builder</text:span></text:p>
        </text:list-item>
        <text:list-item>
          <text:p text:style-name="P4"><text:span text:style-name="T10">Works well in an independent and team setting. </text:span></text:p>
        </text:list-item>
        <text:list-item>
          <text:p text:style-name="P4"><text:span text:style-name="T10">Great listener, observer and self-motivated.</text:span></text:p>
        </text:list-item>
      </text:list>
      <text:p text:style-name="P13"><text:span text:style-name="T6"><text:tab/><text:tab/><text:tab/></text:span><text:span text:style-name="T3"> </text:span></text:p>
      <text:p text:style-name="P14"/>
      <text:p text:style-name="P13"><text:span text:style-name="T6">EDUCATION:<text:tab/></text:span><text:span text:style-name="T17">EDUCATION and activities</text:span></text:p>
      <text:list xml:id="list4267868427" text:style-name="WWNum1">
        <text:list-item>
          <text:p text:style-name="P5"><text:span text:style-name="T11">Diploma</text:span><text:span text:style-name="T10">, Sandalwood High School; Jacksonville, FL (3.5 GPA)</text:span></text:p>
        </text:list-item>
        <text:list-item>
          <text:p text:style-name="P5"><text:span text:style-name="T11">Associates Degree</text:span><text:span text:style-name="T10">, University of Central Florida; Orlando, FL (3.0 GPA)</text:span></text:p>
        </text:list-item>
        <text:list-item>
          <text:p text:style-name="P5"><text:span text:style-name="T11">Computer Science Major</text:span></text:p>
        </text:list-item>
        <text:list-item>
          <text:p text:style-name="P5"><text:span text:style-name="T11">Graduate</text:span><text:span text:style-name="T10">, Air Force Junior ROTC FL-939 Unit</text:span></text:p>
        </text:list-item>
        <text:list-item>
          <text:p text:style-name="P5"><text:span text:style-name="T11">Member</text:span><text:span text:style-name="T10">, College Reach-Out Program (CROP)</text:span></text:p>
        </text:list-item>
        <text:list-item>
          <text:p text:style-name="P5"><text:span text:style-name="T11">Member</text:span><text:span text:style-name="T10">, Big Brother Big Sisters</text:span></text:p>
        </text:list-item>
      </text:list>
      <text:p text:style-name="P13"><text:span text:style-name="T17">ACHIEVEMENTS</text:span></text:p>
      <text:p text:style-name="P13"><text:span text:style-name="T3"><text:s text:c="4"/></text:span></text:p>
      <text:p text:style-name="P13"><text:span text:style-name="T3"><text:tab/> <text:s text:c="4"/><text:tab/> <text:s text:c="7"/><text:tab/></text:span><text:span text:style-name="T7">General</text:span><text:span text:style-name="T3">: </text:span><text:span text:style-name="T10">Bright Futures Florida Medallion Recipient</text:span></text:p>
      <text:p text:style-name="P13"><text:span text:style-name="T7"><text:tab/><text:tab/><text:tab/></text:span><text:span text:style-name="T6">Technological proficiency</text:span><text:span text:style-name="T4">:</text:span><text:span text:style-name="T3"> Windows, Excel, Power point, Word, Linux, WordPress.</text:span></text:p>
      <text:p text:style-name="P13"><text:span text:style-name="T6"><text:tab/><text:tab/><text:tab/>Language skills</text:span><text:span text:style-name="T4">: <text:s/>C++, Python. (Arduino IDE, Mblock)</text:span></text:p>
      <text:p text:style-name="P15"/>
      <text:p text:style-name="P6"><text:span text:style-name="T18">EXPERIENCE:</text:span></text:p>
      <text:p text:style-name="P7"/>
      <text:p text:style-name="P6"><text:span text:style-name="T5">06/2013-06/2014<text:tab/> <text:s/></text:span><text:span text:style-name="T12">UCF Alumni Association <text:s text:c="17"/><text:tab/><text:tab/><text:tab/><text:tab/>25 hours per week. <text:s text:c="34"/></text:span></text:p>
      <text:p text:style-name="Standard"><text:span text:style-name="T12"><text:tab/><text:tab/><text:tab/><text:tab/></text:span><text:span text:style-name="T14">Computer Tech Support, Orlando, FL</text:span></text:p>
      <text:list xml:id="list2038629959" text:style-name="WWNum2">
        <text:list-item>
          <text:p text:style-name="P8"><text:span text:style-name="T15">Work in team settings, while completing essential tasks</text:span></text:p>
        </text:list-item>
        <text:list-item>
          <text:p text:style-name="P8"><text:span text:style-name="T15">Built parts of the site through a website builder called Joomla</text:span></text:p>
        </text:list-item>
      </text:list>
      <text:p text:style-name="P16"><text:span text:style-name="T9">06/15/2014-08/2015 </text:span><text:span text:style-name="T12"><text:s text:c="3"/>Insurance Coordinator Assistant <text:tab/><text:tab/><text:tab/>25 hours per week</text:span></text:p>
      <text:p text:style-name="Standard"><text:span text:style-name="T12"><text:tab/><text:tab/><text:tab/><text:tab/></text:span><text:span text:style-name="T14">Computer Assistant, Jacksonville, FL</text:span></text:p>
      <text:list xml:id="list3687599552" text:style-name="WWNum3">
        <text:list-item>
          <text:p text:style-name="P9"><text:span text:style-name="T15">Coordinating and ensuring proper organization of important health documents</text:span></text:p>
        </text:list-item>
        <text:list-item>
          <text:p text:style-name="P9"><text:span text:style-name="T16">Covered health transactions and scanning documentation while compiling info into department database\</text:span></text:p>
        </text:list-item>
      </text:list>
      <text:p text:style-name="P16"><text:span text:style-name="T9">08/15/2016-Present* </text:span><text:span text:style-name="T13"><text:s text:c="3"/>Chilis *| Applebee’s | Fire birds | TPC Sawgrass<text:tab/><text:tab/><text:tab/>25 hours per week</text:span><text:span text:style-name="T12"><text:tab/></text:span></text:p>
      <text:p text:style-name="P17"><text:span text:style-name="T14">Server/Bartender, Jacksonville, FL</text:span></text:p>
      <text:list xml:id="list5233748137373" text:continue-numbering="true" text:style-name="WWNum3">
        <text:list-item>
          <text:p text:style-name="P9"><text:span text:style-name="T15">Provide customer service to restaurant patrons </text:span></text:p>
        </text:list-item>
        <text:list-item>
          <text:p text:style-name="P9"><text:span text:style-name="T16">Assist in preparing food and bussing tables</text:span></text:p>
        </text:list-item>
        <text:list-item>
          <text:p text:style-name="P9"><text:span text:style-name="T16">Accommodate kids and customers specific needs. </text:span></text:p>
        </text:list-item>
      </text:list>
      <text:p text:style-name="P3"/>
      <text:p text:style-name="P16"><text:span text:style-name="T9">06/15/2018-Present</text:span><text:span text:style-name="T12"> * <text:s/>AmDen Technologies LLC*<text:tab/><text:tab/><text:tab/>30 hours per week</text:span></text:p>
      <text:p text:style-name="P17"><text:span text:style-name="T14">IT &amp; Security Specialist Jacksonville, FL</text:span></text:p>
      <text:list xml:id="list5232809262582" text:continue-numbering="true" text:style-name="WWNum3">
        <text:list-item>
          <text:p text:style-name="P9"><text:span text:style-name="T15">Provide IT solutions to businesses </text:span></text:p>
        </text:list-item>
        <text:list-item>
          <text:p text:style-name="P9"><text:span text:style-name="T16">Cater to specific technical customer needs and demands</text:span></text:p>
        </text:list-item>
        <text:list-item>
          <text:p text:style-name="P9"><text:span text:style-name="T16">Build relationships with business and keep customers satisfied with work. </text:span></text:p>
        </text:list-item>
        <text:list-item>
          <text:p text:style-name="P1"/>
        </text:list-item>
      </text:list>
      <text:p text:style-name="P6"><text:span text:style-name="T18"><text:tab/></text:span><text:span text:style-name="T6">REFERENCES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text-align="center" style:justify-single-word="false" style:punctuation-wrap="simple" style:vertical-align="baseline"/>
      <style:text-properties fo:font-size="13pt" fo:font-weight="bold" style:font-size-asian="13pt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2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2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2pt" fo:font-weight="normal" style:font-name-complex="Symbol2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2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2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2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2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1pt" style:font-size-asian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  <style:text-properties style:font-name="Symbol1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  <style:text-properties style:font-name="Wingding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  <style:text-properties style:font-name="Symbol1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  <style:text-properties style:font-name="Courier New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4.3118in" fo:text-indent="-0.25in" fo:margin-left="4.3118in"/>
        </style:list-level-properties>
        <style:text-properties style:font-name="Wingding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4.8118in" fo:text-indent="-0.25in" fo:margin-left="4.8118in"/>
        </style:list-level-properties>
        <style:text-properties style:font-name="Symbol1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text:list-tab-stop-position="5.3118in" fo:text-indent="-0.25in" fo:margin-left="5.3118in"/>
        </style:list-level-properties>
        <style:text-properties style:font-name="Courier New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5.8118in" fo:text-indent="-0.25in" fo:margin-left="5.811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1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1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Symbol1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5.3126in" fo:text-indent="-0.25in" fo:margin-left="5.3126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5.8126in" fo:text-indent="-0.25in" fo:margin-left="5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1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1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Symbol1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text:list-tab-stop-position="5.3126in" fo:text-indent="-0.25in" fo:margin-left="5.3126in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5.8126in" fo:text-indent="-0.25in" fo:margin-left="5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Symbol1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Symbol1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Symbol1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5.3126in" fo:text-indent="-0.25in" fo:margin-left="5.3126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8126in" fo:text-indent="-0.25in" fo:margin-left="5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25in" fo:margin-left="0.5in" fo:margin-right="0.4374in" style:writing-mode="lr-tb" style:layout-grid-color="#c0c0c0" style:layout-grid-lines="1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7:17:00</meta:creation-date>
    <meta:initial-creator>omi</meta:initial-creator>
    <dc:language>en-US</dc:language>
    <meta:print-date>2012-02-08T14:17:00</meta:print-date>
    <dc:date>2019-09-07T00:52:27.215918621</dc:date>
    <meta:editing-cycles>5</meta:editing-cycles>
    <dc:title>Flor De lirio Usher</dc:title>
    <meta:editing-duration>PT28M53S</meta:editing-duration>
    <meta:generator>LibreOffice/6.1.5.2$Linux_ARM_EABI LibreOffice_project/10$Build-2</meta:generator>
    <meta:document-statistic meta:table-count="0" meta:image-count="0" meta:object-count="0" meta:page-count="1" meta:paragraph-count="40" meta:word-count="278" meta:character-count="2023" meta:non-whitespace-character-count="168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